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VUELTAS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TEORI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1" calcext:value-type="float">
            <text:p>17.1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2" calcext:value-type="float">
            <text:p>17.2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4" calcext:value-type="float">
            <text:p>17.4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.1" calcext:value-type="float">
            <text:p>69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.3" calcext:value-type="float">
            <text:p>69.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.1" calcext:value-type="float">
            <text:p>69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.1" calcext:value-type="float">
            <text:p>69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.2" calcext:value-type="float">
            <text:p>69.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4:44:53.656000000</meta:creation-date>
    <dc:date>2019-03-08T14:46:16.038000000</dc:date>
    <meta:editing-duration>PT1M22S</meta:editing-duration>
    <meta:editing-cycles>1</meta:editing-cycles>
    <meta:document-statistic meta:table-count="1" meta:cell-count="48" meta:object-count="0"/>
    <meta:generator>LibreOffice/6.2.0.3$Windows_X86_64 LibreOffice_project/98c6a8a1c6c7b144ce3cc729e34964b47ce25d62</meta:generator>
  </office:meta>
</office:document-meta>
</file>